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30" style:family="table-column">
      <style:table-column-properties fo:break-before="auto" style:column-width="6.174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859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1.677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1.819cm"/>
    </style:style>
    <style:style style:name="co13" style:family="table-column">
      <style:table-column-properties fo:break-before="auto" style:column-width="1.566cm"/>
    </style:style>
    <style:style style:name="co14" style:family="table-column">
      <style:table-column-properties fo:break-before="auto" style:column-width="1.873cm"/>
    </style:style>
    <style:style style:name="co15" style:family="table-column">
      <style:table-column-properties fo:break-before="auto" style:column-width="2.741cm"/>
    </style:style>
    <style:style style:name="co16" style:family="table-column">
      <style:table-column-properties fo:break-before="auto" style:column-width="2.685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769cm"/>
    </style:style>
    <style:style style:name="co19" style:family="table-column">
      <style:table-column-properties fo:break-before="auto" style:column-width="4.055cm"/>
    </style:style>
    <style:style style:name="co20" style:family="table-column">
      <style:table-column-properties fo:break-before="auto" style:column-width="2.798cm"/>
    </style:style>
    <style:style style:name="co21" style:family="table-column">
      <style:table-column-properties fo:break-before="auto" style:column-width="2.29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656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1.649cm"/>
    </style:style>
    <style:style style:name="co26" style:family="table-column">
      <style:table-column-properties fo:break-before="auto" style:column-width="1.958cm"/>
    </style:style>
    <style:style style:name="co27" style:family="table-column">
      <style:table-column-properties fo:break-before="auto" style:column-width="2.09cm"/>
    </style:style>
    <style:style style:name="co28" style:family="table-column">
      <style:table-column-properties fo:break-before="auto" style:column-width="2.097cm"/>
    </style:style>
    <style:style style:name="co29" style:family="table-column">
      <style:table-column-properties fo:break-before="auto" style:column-width="2.713cm"/>
    </style:style>
    <style:style style:name="co31" style:family="table-column">
      <style:table-column-properties fo:break-before="auto" style:column-width="2.258cm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leau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c5e0b4" style:diagonal-bl-tr="none" style:diagonal-tl-br="none" fo:border="0.74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cc99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d7d31" style:diagonal-bl-tr="none" style:diagonal-tl-br="none" fo:border="0.74pt solid #000000" style:rotation-align="none">
        <loext:background-complex-color loext:theme-type="accen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e699" style:diagonal-bl-tr="none" style:diagonal-tl-br="none" fo:border="0.74pt solid #000000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b4c7e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66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WorksheetAlignementStyle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</style:style>
    <style:style style:name="ce6" style:family="table-cell" style:parent-style-name="WorksheetAlignementStyle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Excel_20_Built-in_20_Neutr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53" style:family="table-cell" style:parent-style-name="Default">
      <style:table-cell-properties fo:background-color="#c5e0b4" style:diagonal-bl-tr="none" style:diagonal-tl-br="none" fo:border="0.74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56" style:family="table-cell" style:parent-style-name="Default">
      <style:table-cell-properties fo:background-color="#cc99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8" style:family="table-cell" style:parent-style-name="Default" style:data-style-name="N3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ed7d31" style:diagonal-bl-tr="none" style:diagonal-tl-br="none" fo:border="0.74pt solid #000000" style:rotation-align="none">
        <loext:background-complex-color loext:theme-type="accen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ackground-color="#ffe699" style:diagonal-bl-tr="none" style:diagonal-tl-br="none" fo:border="0.74pt solid #000000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25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68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b4c7e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afaba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ce30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66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" table:style-name="ta3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3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5" table:default-cell-style-name="ce12"/>
        <table:table-column table:style-name="co21" table:default-cell-style-name="ce12"/>
        <table:table-column table:style-name="co22" table:default-cell-style-name="ce15"/>
        <table:table-column table:style-name="co23" table:default-cell-style-name="ce12"/>
        <table:table-column table:style-name="co24" table:default-cell-style-name="ce12"/>
        <table:table-column table:style-name="co16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27" table:default-cell-style-name="ce33"/>
        <table:table-column table:style-name="co27" table:number-columns-repeated="16338" table:default-cell-style-name="Default"/>
        <table:table-row table:style-name="ro3">
          <table:table-cell table:style-name="ce43" office:value-type="string" calcext:value-type="string">
            <text:p>IPP</text:p>
          </table:table-cell>
          <table:table-cell table:style-name="ce53" office:value-type="string" calcext:value-type="string">
            <text:p>mater origine</text:p>
          </table:table-cell>
          <table:table-cell table:style-name="ce53" office:value-type="string" calcext:value-type="string">
            <text:p>patho prescription</text:p>
          </table:table-cell>
          <table:table-cell table:style-name="ce56" office:value-type="string" calcext:value-type="string">
            <text:p>age au DDG</text:p>
          </table:table-cell>
          <table:table-cell table:style-name="ce56" office:value-type="string" calcext:value-type="string">
            <text:p>parité</text:p>
          </table:table-cell>
          <table:table-cell table:style-name="ce56" office:value-type="string" calcext:value-type="string">
            <text:p>IMC</text:p>
          </table:table-cell>
          <table:table-cell table:style-name="ce56" office:value-type="string" calcext:value-type="string">
            <text:p>spont/PMA</text:p>
          </table:table-cell>
          <table:table-cell table:style-name="ce56" office:value-type="string" calcext:value-type="string">
            <text:p>gem</text:p>
          </table:table-cell>
          <table:table-cell table:style-name="ce56" office:value-type="string" calcext:value-type="string">
            <text:p>ATCD </text:p>
          </table:table-cell>
          <table:table-cell table:style-name="ce56" office:value-type="string" calcext:value-type="string">
            <text:p>Diabete</text:p>
          </table:table-cell>
          <table:table-cell table:style-name="ce56" office:value-type="string" calcext:value-type="string">
            <text:p>patho associé</text:p>
          </table:table-cell>
          <table:table-cell table:style-name="ce63" office:value-type="string" calcext:value-type="string">
            <text:p>terme d'entrée</text:p>
          </table:table-cell>
          <table:table-cell table:style-name="ce63" office:value-type="string" calcext:value-type="string">
            <text:p>nb RCF</text:p>
          </table:table-cell>
          <table:table-cell table:style-name="ce63" office:value-type="string" calcext:value-type="string">
            <text:p>nb EF</text:p>
          </table:table-cell>
          <table:table-cell table:style-name="ce63" office:value-type="string" calcext:value-type="string">
            <text:p>nb BVR</text:p>
          </table:table-cell>
          <table:table-cell table:style-name="ce64" office:value-type="string" calcext:value-type="string">
            <text:p>echo entrée</text:p>
          </table:table-cell>
          <table:table-cell table:style-name="ce64" office:value-type="string" calcext:value-type="string">
            <text:p>traitement entrée</text:p>
          </table:table-cell>
          <table:table-cell table:style-name="ce64" office:value-type="string" calcext:value-type="string">
            <text:p>BVR entrée</text:p>
          </table:table-cell>
          <table:table-cell table:style-name="ce66" office:value-type="string" calcext:value-type="string">
            <text:p>prot entree</text:p>
          </table:table-cell>
          <table:table-cell table:style-name="ce64" office:value-type="string" calcext:value-type="string">
            <text:p>Classification patho</text:p>
          </table:table-cell>
          <table:table-cell table:style-name="ce68" office:value-type="string" calcext:value-type="string">
            <text:p>terme sortie</text:p>
          </table:table-cell>
          <table:table-cell table:style-name="ce68" office:value-type="string" calcext:value-type="string">
            <text:p>ajout patho</text:p>
          </table:table-cell>
          <table:table-cell table:style-name="ce68" office:value-type="string" calcext:value-type="string">
            <text:p>issue</text:p>
          </table:table-cell>
          <table:table-cell table:style-name="ce68" office:value-type="string" calcext:value-type="string">
            <text:p>durée HAD</text:p>
          </table:table-cell>
          <table:table-cell table:style-name="ce69" office:value-type="string" calcext:value-type="string">
            <text:p>NB evenements</text:p>
            <text:p> intercurrents</text:p>
          </table:table-cell>
          <table:table-cell table:style-name="ce68" office:value-type="string" calcext:value-type="string">
            <text:p>echo sortie</text:p>
          </table:table-cell>
          <table:table-cell table:style-name="ce68" office:value-type="string" calcext:value-type="string">
            <text:p>Traitement sortie</text:p>
          </table:table-cell>
          <table:table-cell table:style-name="ce69" office:value-type="string" calcext:value-type="string">
            <text:p>BVR </text:p>
            <text:p>sortie</text:p>
          </table:table-cell>
          <table:table-cell table:style-name="ce73" office:value-type="string" calcext:value-type="string">
            <text:p>prot </text:p>
            <text:p>Fin</text:p>
          </table:table-cell>
          <table:table-cell table:style-name="ce74" office:value-type="string" calcext:value-type="string">
            <text:p>motif </text:p>
            <text:p>rehospi</text:p>
          </table:table-cell>
          <table:table-cell table:style-name="ce74" office:value-type="string" calcext:value-type="string">
            <text:p>terme </text:p>
            <text:p>acct</text:p>
          </table:table-cell>
          <table:table-cell table:style-name="ce74" office:value-type="string" calcext:value-type="string">
            <text:p>motif </text:p>
            <text:p>declanchement</text:p>
          </table:table-cell>
          <table:table-cell table:style-name="ce74" office:value-type="string" calcext:value-type="string">
            <text:p>delai hospit</text:p>
            <text:p>/acc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7489" calcext:value-type="float">
            <text:p>51748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9+5/7" office:value-type="float" office:value="29.7142857142857" calcext:value-type="float">
            <text:p>29,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6/7" office:value-type="float" office:value="37.8571428571429" calcext:value-type="float">
            <text:p>37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ano BIO</text:p>
          </table:table-cell>
          <table:table-cell table:formula="of:=([.AE2]-[.U2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office:value-type="float" office:value="407217" calcext:value-type="float">
            <text:p>40721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BIBI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8+2/7" office:value-type="float" office:value="28.2857142857143" calcext:value-type="float">
            <text:p>28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4/7" office:value-type="float" office:value="37.5714285714286" calcext:value-type="float">
            <text:p>37,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BI</text:p>
          </table:table-cell>
          <table:table-cell table:formula="of:=([.AE3]-[.U3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5" table:visibility="filter">
          <table:table-cell table:style-name="ce3" office:value-type="float" office:value="512431" calcext:value-type="float">
            <text:p>512431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2+2/7" office:value-type="float" office:value="32.2857142857143" calcext:value-type="float">
            <text:p>32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macrosomie</text:p>
          </table:table-cell>
          <table:table-cell table:style-name="ce12" office:value-type="string" calcext:value-type="string">
            <text:p>aucu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4/7" office:value-type="float" office:value="38.5714285714286" calcext:value-type="float">
            <text:p>38,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GID</text:p>
          </table:table-cell>
          <table:table-cell table:formula="of:=([.AE4]-[.U4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 table:visibility="filter">
          <table:table-cell office:value-type="float" office:value="509004" calcext:value-type="float">
            <text:p>509004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1+1/7" office:value-type="float" office:value="31.1428571428571" calcext:value-type="float">
            <text:p>31,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4/7" office:value-type="float" office:value="38.5714285714286" calcext:value-type="float">
            <text:p>38,5714285714286</text:p>
          </table:table-cell>
          <table:table-cell office:value-type="string" calcext:value-type="string">
            <text:p>DGID desequ</text:p>
          </table:table-cell>
          <table:table-cell table:formula="of:=([.AE5]-[.U5])*7" office:value-type="float" office:value="0.999999999999972" calcext:value-type="float">
            <text:p>0,999999999999972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4559" calcext:value-type="float">
            <text:p>51455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GID desequ</text:p>
          </table:table-cell>
          <table:table-cell table:formula="of:=([.AE6]-[.U6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5" table:visibility="filter">
          <table:table-cell office:value-type="float" office:value="520148" calcext:value-type="float">
            <text:p>52014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30+4/7" office:value-type="float" office:value="30.5714285714286" calcext:value-type="float">
            <text:p>30,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4/7" office:value-type="float" office:value="38.5714285714286" calcext:value-type="float">
            <text:p>38,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9+2/7" office:value-type="float" office:value="39.2857142857143" calcext:value-type="float">
            <text:p>39,2857142857143</text:p>
          </table:table-cell>
          <table:table-cell office:value-type="string" calcext:value-type="string">
            <text:p>DGID desequ</text:p>
          </table:table-cell>
          <table:table-cell table:formula="of:=([.AE7]-[.U7])*7" office:value-type="float" office:value="5.00000000000001" calcext:value-type="float">
            <text:p>5,00000000000001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4742" calcext:value-type="float">
            <text:p>524742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T2</text:p>
          </table:table-cell>
          <table:table-cell/>
          <table:table-cell table:formula="of:=32+6/7" office:value-type="float" office:value="32.8571428571429" calcext:value-type="float">
            <text:p>32,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DGID + HTA</text:p>
          </table:table-cell>
          <table:table-cell table:formula="of:=([.AE8]-[.U8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6" table:visibility="filter">
          <table:table-cell office:value-type="float" office:value="426355" calcext:value-type="float">
            <text:p>426355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T2</text:p>
          </table:table-cell>
          <table:table-cell/>
          <table:table-cell table:formula="of:=34+1/7" office:value-type="float" office:value="34.1428571428571" calcext:value-type="float">
            <text:p>34,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T2 +HTA</text:p>
          </table:table-cell>
          <table:table-cell table:formula="of:=([.AE9]-[.U9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472809" calcext:value-type="float">
            <text:p>472809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T2</text:p>
          </table:table-cell>
          <table:table-cell/>
          <table:table-cell table:formula="of:=30+6/7" office:value-type="float" office:value="30.8571428571429" calcext:value-type="float">
            <text:p>30,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6/7" office:value-type="float" office:value="37.8571428571429" calcext:value-type="float">
            <text:p>37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51" calcext:value-type="float">
            <text:p>51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2/7" office:value-type="float" office:value="38.2857142857143" calcext:value-type="float">
            <text:p>38,2857142857143</text:p>
          </table:table-cell>
          <table:table-cell office:value-type="string" calcext:value-type="string">
            <text:p>DT2 +HTA</text:p>
          </table:table-cell>
          <table:table-cell table:formula="of:=([.AE10]-[.U10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5863" calcext:value-type="float">
            <text:p>525863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table:formula="of:=32+3/7" office:value-type="float" office:value="32.4285714285714" calcext:value-type="float">
            <text:p>32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57" calcext:value-type="float">
            <text:p>57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DT2 +HTA</text:p>
          </table:table-cell>
          <table:table-cell table:formula="of:=([.AE11]-[.U11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5" table:visibility="filter">
          <table:table-cell table:style-name="ce5" office:value-type="float" office:value="518824" calcext:value-type="float">
            <text:p>518824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DGNID</text:p>
          </table:table-cell>
          <table:table-cell/>
          <table:table-cell table:formula="of:=32+2/7" office:value-type="float" office:value="32.2857142857143" calcext:value-type="float">
            <text:p>32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mois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59" calcext:value-type="float">
            <text:p>59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5/7" office:value-type="float" office:value="38.7142857142857" calcext:value-type="float">
            <text:p>38,7142857142857</text:p>
          </table:table-cell>
          <table:table-cell office:value-type="string" calcext:value-type="string">
            <text:p>DT2 +HTA</text:p>
          </table:table-cell>
          <table:table-cell table:formula="of:=([.AE12]-[.U12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4" table:visibility="filter">
          <table:table-cell office:value-type="float" office:value="432835" calcext:value-type="float">
            <text:p>432835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NID</text:p>
          </table:table-cell>
          <table:table-cell/>
          <table:table-cell table:formula="of:=28+1/7" office:value-type="float" office:value="28.1428571428571" calcext:value-type="float">
            <text:p>28,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2/7" office:value-type="float" office:value="38.2857142857143" calcext:value-type="float">
            <text:p>38,2857142857143</text:p>
          </table:table-cell>
          <table:table-cell table:style-name="ce13" office:value-type="string" calcext:value-type="string">
            <text:p>fenetre </text:p>
            <text:p>therapeutique</text:p>
          </table:table-cell>
          <table:table-cell table:formula="of:=([.AE13]-[.U13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7" table:visibility="filter">
          <table:table-cell office:value-type="string" calcext:value-type="string">
            <text:p/>
            <text:p>423828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number-columns-repeated="2"/>
          <table:table-cell table:formula="of:=29+1/7" office:value-type="float" office:value="29.1428571428571" calcext:value-type="float">
            <text:p>29,142857142857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A</text:p>
          </table:table-cell>
          <table:table-cell table:formula="of:=([.AE14]-[.U14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4329" calcext:value-type="float">
            <text:p>51432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40+1/7" office:value-type="float" office:value="40.1428571428571" calcext:value-type="float">
            <text:p>40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40+1/7" office:value-type="float" office:value="40.1428571428571" calcext:value-type="float">
            <text:p>40,1428571428571</text:p>
          </table:table-cell>
          <table:table-cell office:value-type="string" calcext:value-type="string">
            <text:p>HTA</text:p>
          </table:table-cell>
          <table:table-cell table:formula="of:=([.AE15]-[.U15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2367" calcext:value-type="float">
            <text:p>522367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table:number-columns-repeated="2"/>
          <table:table-cell office:value-type="string" calcext:value-type="string">
            <text:p>RCIU</text:p>
          </table:table-cell>
          <table:table-cell table:formula="of:=28+1/7" office:value-type="float" office:value="28.1428571428571" calcext:value-type="float">
            <text:p>28,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tr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macrosomi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TR</text:p>
          </table:table-cell>
          <table:table-cell table:formula="of:=37+3/7" office:value-type="float" office:value="37.4285714285714" calcext:value-type="float">
            <text:p>37,4285714285714</text:p>
          </table:table-cell>
          <table:table-cell office:value-type="string" calcext:value-type="string">
            <text:p>HTA+ATCD</text:p>
          </table:table-cell>
          <table:table-cell table:formula="of:=([.AE16]-[.U16])*7" office:value-type="float" office:value="10" calcext:value-type="float">
            <text:p>10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6609" calcext:value-type="float">
            <text:p>526609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table:formula="of:=31+2/7" office:value-type="float" office:value="31.2857142857143" calcext:value-type="float">
            <text:p>31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6/7" office:value-type="float" office:value="38.8571428571429" calcext:value-type="float">
            <text:p>38,8571428571429</text:p>
          </table:table-cell>
          <table:table-cell office:value-type="string" calcext:value-type="string">
            <text:p>HTA</text:p>
          </table:table-cell>
          <table:table-cell table:formula="of:=([.AE17]-[.U17])*7" office:value-type="float" office:value="2.99999999999996" calcext:value-type="float">
            <text:p>2,99999999999996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7195" calcext:value-type="float">
            <text:p>517195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MC/HTA</text:p>
          </table:table-cell>
          <table:table-cell table:formula="of:=([.AE18]-[.U18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5" table:visibility="filter">
          <table:table-cell office:value-type="float" office:value="511761" calcext:value-type="float">
            <text:p>511761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8+5/7" office:value-type="float" office:value="28.7142857142857" calcext:value-type="float">
            <text:p>28,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crosomie</text:p>
          </table:table-cell>
          <table:table-cell table:formula="of:=([.AE19]-[.U19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9607" calcext:value-type="float">
            <text:p>529607</text:p>
          </table:table-cell>
          <table:table-cell table:style-name="ce12" office:value-type="string" calcext:value-type="string">
            <text:p>argenteuil</text:p>
          </table:table-cell>
          <table:table-cell table:style-name="ce13" office:value-type="string" calcext:value-type="string">
            <text:p>HTA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ID</text:p>
          </table:table-cell>
          <table:table-cell/>
          <table:table-cell table:formula="of:=33+5/7" office:value-type="float" office:value="33.7142857142857" calcext:value-type="float">
            <text:p>33,7142857142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no bio</text:p>
          </table:table-cell>
          <table:table-cell table:formula="of:=36+3/7" office:value-type="float" office:value="36.4285714285714" calcext:value-type="float">
            <text:p>36,4285714285714</text:p>
          </table:table-cell>
          <table:table-cell office:value-type="string" calcext:value-type="string">
            <text:p>PE</text:p>
          </table:table-cell>
          <table:table-cell table:formula="of:=([.AE20]-[.U20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7507" calcext:value-type="float">
            <text:p>517507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2+3/7" office:value-type="float" office:value="32.4285714285714" calcext:value-type="float">
            <text:p>32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62" calcext:value-type="float">
            <text:p>62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21]-[.U21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492686" calcext:value-type="float">
            <text:p>49268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29+6/7" office:value-type="float" office:value="29.8571428571429" calcext:value-type="float">
            <text:p>29,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PE</text:p>
          </table:table-cell>
          <table:table-cell table:formula="of:=([.AE22]-[.U22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4" table:visibility="filter">
          <table:table-cell table:style-name="ce4" office:value-type="float" office:value="525713" calcext:value-type="float">
            <text:p>52571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T2</text:p>
          </table:table-cell>
          <table:table-cell/>
          <table:table-cell table:formula="of:=29+2/7" office:value-type="float" office:value="29.2857142857143" calcext:value-type="float">
            <text:p>29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29+5/7" office:value-type="float" office:value="29.7142857142857" calcext:value-type="float">
            <text:p>29,714285714285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0+2/7" office:value-type="float" office:value="30.2857142857143" calcext:value-type="float">
            <text:p>30,2857142857143</text:p>
          </table:table-cell>
          <table:table-cell table:style-name="ce13" office:value-type="string" calcext:value-type="string">
            <text:p>SFHTA</text:p>
            <text:p>Ano Bio</text:p>
          </table:table-cell>
          <table:table-cell table:formula="of:=([.AE23]-[.U23])*7" office:value-type="float" office:value="3.99999999999999" calcext:value-type="float">
            <text:p>3,99999999999999</text:p>
          </table:table-cell>
          <table:table-cell table:number-columns-repeated="16338"/>
        </table:table-row>
        <table:table-row table:style-name="ro5" table:visibility="filter">
          <table:table-cell office:value-type="float" office:value="520145" calcext:value-type="float">
            <text:p>52014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table:formula="of:=28+6/7" office:value-type="float" office:value="28.8571428571429" calcext:value-type="float">
            <text:p>28,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erm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rme</text:p>
          </table:table-cell>
          <table:table-cell table:formula="of:=([.AE24]-[.U24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408600" calcext:value-type="float">
            <text:p>408600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T2</text:p>
          </table:table-cell>
          <table:table-cell/>
          <table:table-cell table:formula="of:=30+5/7" office:value-type="float" office:value="30.7142857142857" calcext:value-type="float">
            <text:p>30,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icicat</text:p>
          </table:table-cell>
          <table:table-cell table:formula="of:=([.AE25]-[.U25])*7" office:value-type="float" office:value="15" calcext:value-type="float">
            <text:p>15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1361" calcext:value-type="float">
            <text:p>521361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table:number-columns-repeated="2"/>
          <table:table-cell table:formula="of:=28+6/7" office:value-type="float" office:value="28.8571428571429" calcext:value-type="float">
            <text:p>28,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,8571428571429</text:p>
          </table:table-cell>
          <table:table-cell office:value-type="string" calcext:value-type="string">
            <text:p>DGID</text:p>
          </table:table-cell>
          <table:table-cell office:value-type="string" calcext:value-type="string">
            <text:p>declt pro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t biciat</text:p>
          </table:table-cell>
          <table:table-cell table:formula="of:=([.AE26]-[.U26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7" office:value-type="float" office:value="509863" calcext:value-type="float">
            <text:p>50986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31+1/7" office:value-type="float" office:value="31.1428571428571" calcext:value-type="float">
            <text:p>31,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1/7" office:value-type="float" office:value="38.1428571428571" calcext:value-type="float">
            <text:p>38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table:style-name="ce28" office:value-type="string" calcext:value-type="string">
            <text:p>asthme</text:p>
          </table:table-cell>
          <table:table-cell table:formula="of:=38+4/7" office:value-type="float" office:value="38.5714285714286" calcext:value-type="float">
            <text:p>38,5714285714286</text:p>
          </table:table-cell>
          <table:table-cell/>
          <table:table-cell table:formula="of:=([.AE27]-[.U27])*7" office:value-type="float" office:value="2.99999999999996" calcext:value-type="float">
            <text:p>2,99999999999996</text:p>
          </table:table-cell>
          <table:table-cell table:number-columns-repeated="16338"/>
        </table:table-row>
        <table:table-row table:style-name="ro6" table:visibility="filter">
          <table:table-cell office:value-type="float" office:value="497026" calcext:value-type="float">
            <text:p>497026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 table:style-name="ce13"/>
          <table:table-cell table:formula="of:=28+6/7" office:value-type="float" office:value="28.8571428571429" calcext:value-type="float">
            <text:p>28,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0+3/7" office:value-type="float" office:value="30.4285714285714" calcext:value-type="float">
            <text:p>30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1+4/7" office:value-type="float" office:value="31.5714285714286" calcext:value-type="float">
            <text:p>31,5714285714286</text:p>
          </table:table-cell>
          <table:table-cell/>
          <table:table-cell table:formula="of:=([.AE28]-[.U28])*7" office:value-type="float" office:value="8.00000000000002" calcext:value-type="float">
            <text:p>8,00000000000002</text:p>
          </table:table-cell>
          <table:table-cell table:number-columns-repeated="16338"/>
        </table:table-row>
        <table:table-row table:style-name="ro5" table:visibility="filter">
          <table:table-cell table:style-name="ce4" office:value-type="float" office:value="525515" calcext:value-type="float">
            <text:p>52551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NID</text:p>
          </table:table-cell>
          <table:table-cell/>
          <table:table-cell table:formula="of:=29+2/7" office:value-type="float" office:value="29.2857142857143" calcext:value-type="float">
            <text:p>29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4/7" office:value-type="float" office:value="37.5714285714286" calcext:value-type="float">
            <text:p>37,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7+4/7" office:value-type="float" office:value="37.5714285714286" calcext:value-type="float">
            <text:p>37,5714285714286</text:p>
          </table:table-cell>
          <table:table-cell/>
          <table:table-cell table:formula="of:=([.AE29]-[.U29])*7" office:value-type="float" office:value="0" calcext:value-type="float">
            <text:p>0</text:p>
          </table:table-cell>
          <table:table-cell table:number-columns-repeated="16338"/>
        </table:table-row>
        <table:table-row table:style-name="ro5" table:visibility="filter">
          <table:table-cell office:value-type="float" office:value="460987" calcext:value-type="float">
            <text:p>46098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MAP</text:p>
          </table:table-cell>
          <table:table-cell table:formula="of:=28+3/7" office:value-type="float" office:value="28.4285714285714" calcext:value-type="float">
            <text:p>28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6/7" office:value-type="float" office:value="37.8571428571429" calcext:value-type="float">
            <text:p>37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7+6/7" office:value-type="float" office:value="37.8571428571429" calcext:value-type="float">
            <text:p>37,8571428571429</text:p>
          </table:table-cell>
          <table:table-cell/>
          <table:table-cell table:formula="of:=([.AE30]-[.U30])*7" office:value-type="float" office:value="0" calcext:value-type="float">
            <text:p>0</text:p>
          </table:table-cell>
          <table:table-cell table:number-columns-repeated="16338"/>
        </table:table-row>
        <table:table-row table:style-name="ro5" table:visibility="filter">
          <table:table-cell table:style-name="ce5" office:value-type="float" office:value="520476" calcext:value-type="float">
            <text:p>52047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table:formula="of:=35+4/7" office:value-type="float" office:value="35.5714285714286" calcext:value-type="float">
            <text:p>35,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macrosomie</text:p>
          </table:table-cell>
          <table:table-cell table:style-name="ce12"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2/7" office:value-type="float" office:value="38.2857142857143" calcext:value-type="float">
            <text:p>38,2857142857143</text:p>
          </table:table-cell>
          <table:table-cell/>
          <table:table-cell table:formula="of:=([.AE31]-[.U31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6747" calcext:value-type="float">
            <text:p>51674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number-columns-repeated="2"/>
          <table:table-cell table:formula="of:=31+3/7" office:value-type="float" office:value="31.4285714285714" calcext:value-type="float">
            <text:p>31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/>
          <table:table-cell table:formula="of:=([.AE32]-[.U32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8701" calcext:value-type="float">
            <text:p>518701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28+5/7" office:value-type="float" office:value="28.7142857142857" calcext:value-type="float">
            <text:p>28,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/>
          <table:table-cell table:formula="of:=([.AE33]-[.U33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5" table:visibility="filter">
          <table:table-cell office:value-type="float" office:value="519003" calcext:value-type="float">
            <text:p>51900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4/7" office:value-type="float" office:value="38.5714285714286" calcext:value-type="float">
            <text:p>38,5714285714286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4/7" office:value-type="float" office:value="38.5714285714286" calcext:value-type="float">
            <text:p>38,5714285714286</text:p>
          </table:table-cell>
          <table:table-cell/>
          <table:table-cell table:formula="of:=([.AE34]-[.U34])*7" office:value-type="float" office:value="0" calcext:value-type="float">
            <text:p>0</text:p>
          </table:table-cell>
          <table:table-cell table:number-columns-repeated="16338"/>
        </table:table-row>
        <table:table-row table:style-name="ro5" table:visibility="filter">
          <table:table-cell office:value-type="float" office:value="513490" calcext:value-type="float">
            <text:p>513490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NID</text:p>
          </table:table-cell>
          <table:table-cell/>
          <table:table-cell table:formula="of:=28+4/7" office:value-type="float" office:value="28.5714285714286" calcext:value-type="float">
            <text:p>28,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AE35]-[.U35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9206" calcext:value-type="float">
            <text:p>51920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29+2/7" office:value-type="float" office:value="29.2857142857143" calcext:value-type="float">
            <text:p>29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AE36]-[.U36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4050" calcext:value-type="float">
            <text:p>524050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MFIU</text:p>
          </table:table-cell>
          <table:table-cell table:style-name="ce13" office:value-type="string" calcext:value-type="string">
            <text:p>DGNID</text:p>
          </table:table-cell>
          <table:table-cell table:style-name="ce13"/>
          <table:table-cell table:formula="of:=33+5/7" office:value-type="float" office:value="33.7142857142857" calcext:value-type="float">
            <text:p>33,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9+1/7" office:value-type="float" office:value="39.1428571428571" calcext:value-type="float">
            <text:p>39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1/7" office:value-type="float" office:value="39.1428571428571" calcext:value-type="float">
            <text:p>39,1428571428571</text:p>
          </table:table-cell>
          <table:table-cell/>
          <table:table-cell table:formula="of:=([.AE37]-[.U37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467408" calcext:value-type="float">
            <text:p>467408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NI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9+2/7" office:value-type="float" office:value="39.2857142857143" calcext:value-type="float">
            <text:p>39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2/7" office:value-type="float" office:value="39.2857142857143" calcext:value-type="float">
            <text:p>39,2857142857143</text:p>
          </table:table-cell>
          <table:table-cell/>
          <table:table-cell table:formula="of:=([.AE38]-[.U38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6422" calcext:value-type="float">
            <text:p>52642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28+5/7" office:value-type="float" office:value="28.7142857142857" calcext:value-type="float">
            <text:p>28,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9+5/7" office:value-type="float" office:value="39.7142857142857" calcext:value-type="float">
            <text:p>39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6/7" office:value-type="float" office:value="39.8571428571429" calcext:value-type="float">
            <text:p>39,8571428571429</text:p>
          </table:table-cell>
          <table:table-cell/>
          <table:table-cell table:formula="of:=([.AE39]-[.U39])*7" office:value-type="float" office:value="0.999999999999972" calcext:value-type="float">
            <text:p>0,999999999999972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1909" calcext:value-type="float">
            <text:p>51190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CIU</text:p>
          </table:table-cell>
          <table:table-cell table:number-columns-repeated="2"/>
          <table:table-cell table:formula="of:=28+4/7" office:value-type="float" office:value="28.5714285714286" calcext:value-type="float">
            <text:p>28,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40+2/7" office:value-type="float" office:value="40.2857142857143" calcext:value-type="float">
            <text:p>40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40+2/7" office:value-type="float" office:value="40.2857142857143" calcext:value-type="float">
            <text:p>40,2857142857143</text:p>
          </table:table-cell>
          <table:table-cell/>
          <table:table-cell table:formula="of:=([.AE40]-[.U40])*7" office:value-type="float" office:value="0" calcext:value-type="float">
            <text:p>0</text:p>
          </table:table-cell>
          <table:table-cell table:number-columns-repeated="16338"/>
        </table:table-row>
        <table:table-row table:style-name="ro5" table:visibility="filter">
          <table:table-cell office:value-type="float" office:value="518318" calcext:value-type="float">
            <text:p>51831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27+6/7" office:value-type="float" office:value="27.8571428571429" calcext:value-type="float">
            <text:p>27,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40+2/7" office:value-type="float" office:value="40.2857142857143" calcext:value-type="float">
            <text:p>40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40+2/7" office:value-type="float" office:value="40.2857142857143" calcext:value-type="float">
            <text:p>40,2857142857143</text:p>
          </table:table-cell>
          <table:table-cell/>
          <table:table-cell table:formula="of:=([.AE41]-[.U41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3" office:value-type="float" office:value="515293" calcext:value-type="float">
            <text:p>515293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BIBI</text:p>
          </table:table-cell>
          <table:table-cell table:style-name="ce13"/>
          <table:table-cell table:style-name="ce13" office:value-type="string" calcext:value-type="string">
            <text:p>DT2</text:p>
          </table:table-cell>
          <table:table-cell office:value-type="string" calcext:value-type="string">
            <text:p>RCIU</text:p>
          </table:table-cell>
          <table:table-cell table:formula="of:=30+4/7" office:value-type="float" office:value="30.5714285714286" calcext:value-type="float">
            <text:p>30,5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2+5/7" office:value-type="float" office:value="32.7142857142857" calcext:value-type="float">
            <text:p>32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RCF</text:p>
          </table:table-cell>
          <table:table-cell table:formula="of:=32+5/7" office:value-type="float" office:value="32.7142857142857" calcext:value-type="float">
            <text:p>32,7142857142857</text:p>
          </table:table-cell>
          <table:table-cell office:value-type="string" calcext:value-type="string">
            <text:p>ARCF</text:p>
          </table:table-cell>
          <table:table-cell table:formula="of:=([.AE42]-[.U42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19933" calcext:value-type="float">
            <text:p>519933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2+1/7" office:value-type="float" office:value="32.1428571428571" calcext:value-type="float">
            <text:p>32,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1/7" office:value-type="float" office:value="36.1428571428571" calcext:value-type="float">
            <text:p>36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</text:p>
          </table:table-cell>
          <table:table-cell table:formula="of:=36+3/7" office:value-type="float" office:value="36.4285714285714" calcext:value-type="float">
            <text:p>36,4285714285714</text:p>
          </table:table-cell>
          <table:table-cell office:value-type="string" calcext:value-type="string">
            <text:p>ARCF</text:p>
          </table:table-cell>
          <table:table-cell table:formula="of:=([.AE43]-[.U43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489542" calcext:value-type="float">
            <text:p>48954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,7142857142857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RCF</text:p>
          </table:table-cell>
          <table:table-cell table:formula="of:=38+5/7" office:value-type="float" office:value="38.7142857142857" calcext:value-type="float">
            <text:p>38,7142857142857</text:p>
          </table:table-cell>
          <table:table-cell office:value-type="string" calcext:value-type="string">
            <text:p>ARCF</text:p>
          </table:table-cell>
          <table:table-cell table:formula="of:=([.AE44]-[.U44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12723" calcext:value-type="float">
            <text:p>512723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T2 mody</text:p>
          </table:table-cell>
          <table:table-cell/>
          <table:table-cell table:formula="of:=30+2/7" office:value-type="float" office:value="30.2857142857143" calcext:value-type="float">
            <text:p>30,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6/7" office:value-type="float" office:value="37.8571428571429" calcext:value-type="float">
            <text:p>37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T+ HTA</text:p>
          </table:table-cell>
          <table:table-cell table:formula="of:=([.AE45]-[.U45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office:value-type="float" office:value="423266" calcext:value-type="float">
            <text:p>423266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table:number-columns-repeated="2"/>
          <table:table-cell table:formula="of:=32+6/7" office:value-type="float" office:value="32.8571428571429" calcext:value-type="float">
            <text:p>32,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no bio</text:p>
          </table:table-cell>
          <table:table-cell table:formula="of:=34+1/7" office:value-type="float" office:value="34.1428571428571" calcext:value-type="float">
            <text:p>34,1428571428571</text:p>
          </table:table-cell>
          <table:table-cell office:value-type="string" calcext:value-type="string">
            <text:p>HRP</text:p>
          </table:table-cell>
          <table:table-cell table:formula="of:=([.AE46]-[.U46])*7" office:value-type="float" office:value="8.00000000000002" calcext:value-type="float">
            <text:p>8,00000000000002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415784" calcext:value-type="float">
            <text:p>415784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table:number-columns-repeated="2"/>
          <table:table-cell/>
          <table:table-cell table:formula="of:=26+2/7" office:value-type="float" office:value="26.2857142857143" calcext:value-type="float">
            <text:p>26,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tr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4+3/7" office:value-type="float" office:value="34.4285714285714" calcext:value-type="float">
            <text:p>34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acrosomie</text:p>
          </table:table-cell>
          <table:table-cell table:style-name="ce13" office:value-type="string" calcext:value-type="string">
            <text:p>tr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</text:p>
          </table:table-cell>
          <table:table-cell table:formula="of:=35+1/7" office:value-type="float" office:value="35.1428571428571" calcext:value-type="float">
            <text:p>35,1428571428571</text:p>
          </table:table-cell>
          <table:table-cell office:value-type="string" calcext:value-type="string">
            <text:p>HTA</text:p>
          </table:table-cell>
          <table:table-cell table:formula="of:=([.AE47]-[.U47])*7" office:value-type="float" office:value="5.00000000000001" calcext:value-type="float">
            <text:p>5,00000000000001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0352" calcext:value-type="float">
            <text:p>52035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g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T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23"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A</text:p>
          </table:table-cell>
          <table:table-cell table:formula="of:=([.AE48]-[.U48])*7" office:value-type="float" office:value="3.99999999999999" calcext:value-type="float">
            <text:p>3,99999999999999</text:p>
          </table:table-cell>
          <table:table-cell table:number-columns-repeated="16338"/>
        </table:table-row>
        <table:table-row table:style-name="ro6" table:visibility="filter">
          <table:table-cell office:value-type="float" office:value="520317" calcext:value-type="float">
            <text:p>52031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number-columns-repeated="2"/>
          <table:table-cell table:formula="of:=28+1/7" office:value-type="float" office:value="28.1428571428571" calcext:value-type="float">
            <text:p>28,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DT2 +HTA</text:p>
          </table:table-cell>
          <table:table-cell table:formula="of:=([.AE49]-[.U49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office:value-type="float" office:value="452629" calcext:value-type="float">
            <text:p>45262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32+2/7" office:value-type="float" office:value="32.2857142857143" calcext:value-type="float">
            <text:p>32,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4/7" office:value-type="float" office:value="37.5714285714286" calcext:value-type="float">
            <text:p>37,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TA + DGID</text:p>
          </table:table-cell>
          <table:table-cell table:formula="of:=([.AE50]-[.U50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4225" calcext:value-type="float">
            <text:p>524225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ma</text:p>
          </table:table-cell>
          <table:table-cell office:value-type="string" calcext:value-type="string">
            <text:p>DGI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HTAc</text:p>
          </table:table-cell>
          <table:table-cell table:formula="of:=37+5/7" office:value-type="float" office:value="37.7142857142857" calcext:value-type="float">
            <text:p>37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2/7" office:value-type="float" office:value="38.2857142857143" calcext:value-type="float">
            <text:p>38,2857142857143</text:p>
          </table:table-cell>
          <table:table-cell office:value-type="string" calcext:value-type="string">
            <text:p>HTA</text:p>
          </table:table-cell>
          <table:table-cell table:formula="of:=([.AE51]-[.U51])*7" office:value-type="float" office:value="3.99999999999999" calcext:value-type="float">
            <text:p>3,99999999999999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5068" calcext:value-type="float">
            <text:p>525068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g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DT2</text:p>
          </table:table-cell>
          <table:table-cell table:style-name="ce13"/>
          <table:table-cell table:formula="of:=32+1/7" office:value-type="float" office:value="32.1428571428571" calcext:value-type="float">
            <text:p>32,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HTA</text:p>
          </table:table-cell>
          <table:table-cell table:formula="of:=([.AE52]-[.U52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6684" calcext:value-type="float">
            <text:p>526684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table:style-name="ce13" office:value-type="string" calcext:value-type="string">
            <text:p>DGNID</text:p>
          </table:table-cell>
          <table:table-cell table:style-name="ce13"/>
          <table:table-cell table:formula="of:=37+2/7" office:value-type="float" office:value="37.2857142857143" calcext:value-type="float">
            <text:p>37,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A</text:p>
          </table:table-cell>
          <table:table-cell table:formula="of:=([.AE53]-[.U53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1597" calcext:value-type="float">
            <text:p>51159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8+5/7" office:value-type="float" office:value="28.7142857142857" calcext:value-type="float">
            <text:p>28,7142857142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CI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 table:formula="of:=([.AE54]-[.U54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248481" calcext:value-type="float">
            <text:p>248481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table:number-columns-repeated="2"/>
          <table:table-cell table:formula="of:=27+6/7" office:value-type="float" office:value="27.8571428571429" calcext:value-type="float">
            <text:p>27,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5+1/7" office:value-type="float" office:value="35.1428571428571" calcext:value-type="float">
            <text:p>35,142857142857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5+2/7" office:value-type="float" office:value="35.2857142857143" calcext:value-type="float">
            <text:p>35,2857142857143</text:p>
          </table:table-cell>
          <table:table-cell office:value-type="string" calcext:value-type="string">
            <text:p>PE</text:p>
          </table:table-cell>
          <table:table-cell table:formula="of:=([.AE55]-[.U55])*7" office:value-type="float" office:value="0.999999999999972" calcext:value-type="float">
            <text:p>0,999999999999972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8267" calcext:value-type="float">
            <text:p>51826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NID</text:p>
          </table:table-cell>
          <table:table-cell/>
          <table:table-cell table:formula="of:=28+1/7" office:value-type="float" office:value="28.1428571428571" calcext:value-type="float">
            <text:p>28,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1/7" office:value-type="float" office:value="36.1428571428571" calcext:value-type="float">
            <text:p>36,142857142857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6+1/7" office:value-type="float" office:value="36.1428571428571" calcext:value-type="float">
            <text:p>36,1428571428571</text:p>
          </table:table-cell>
          <table:table-cell office:value-type="string" calcext:value-type="string">
            <text:p>PE</text:p>
          </table:table-cell>
          <table:table-cell table:formula="of:=([.AE56]-[.U56])*7" office:value-type="float" office:value="0" calcext:value-type="float">
            <text:p>0</text:p>
          </table:table-cell>
          <table:table-cell table:number-columns-repeated="16338"/>
        </table:table-row>
        <table:table-row table:style-name="ro5" table:visibility="filter">
          <table:table-cell office:value-type="float" office:value="517108" calcext:value-type="float">
            <text:p>517108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1/7" office:value-type="float" office:value="37.1428571428571" calcext:value-type="float">
            <text:p>37,1428571428571</text:p>
          </table:table-cell>
          <table:table-cell office:value-type="string" calcext:value-type="string">
            <text:p>PE</text:p>
          </table:table-cell>
          <table:table-cell table:formula="of:=([.AE57]-[.U57])*7" office:value-type="float" office:value="15" calcext:value-type="float">
            <text:p>15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2718" calcext:value-type="float">
            <text:p>522718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 table:style-name="ce13"/>
          <table:table-cell table:formula="of:=36+6/7" office:value-type="float" office:value="36.8571428571429" calcext:value-type="float">
            <text:p>36,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1/7" office:value-type="float" office:value="38.1428571428571" calcext:value-type="float">
            <text:p>38,1428571428571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CIU</text:p>
          </table:table-cell>
          <table:table-cell table:formula="of:=38+1/7" office:value-type="float" office:value="38.1428571428571" calcext:value-type="float">
            <text:p>38,1428571428571</text:p>
          </table:table-cell>
          <table:table-cell office:value-type="string" calcext:value-type="string">
            <text:p>RCIU</text:p>
          </table:table-cell>
          <table:table-cell table:formula="of:=([.AE58]-[.U58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14682" calcext:value-type="float">
            <text:p>51468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RP</text:p>
          </table:table-cell>
          <table:table-cell office:value-type="string" calcext:value-type="string">
            <text:p>DGID</text:p>
          </table:table-cell>
          <table:table-cell/>
          <table:table-cell table:formula="of:=33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2/7" office:value-type="float" office:value="36.2857142857143" calcext:value-type="float">
            <text:p>36,2857142857143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6+2/7" office:value-type="float" office:value="36.2857142857143" calcext:value-type="float">
            <text:p>36,2857142857143</text:p>
          </table:table-cell>
          <table:table-cell office:value-type="string" calcext:value-type="string">
            <text:p>SFHTA + rciu</text:p>
          </table:table-cell>
          <table:table-cell table:formula="of:=([.AE59]-[.U59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485121" calcext:value-type="float">
            <text:p>485121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office:value-type="string" calcext:value-type="string">
            <text:p>cerclage</text:p>
          </table:table-cell>
          <table:table-cell table:formula="of:=27+5/7" office:value-type="float" office:value="27.7142857142857" calcext:value-type="float">
            <text:p>27,7142857142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2+6/7" office:value-type="float" office:value="32.8571428571429" calcext:value-type="float">
            <text:p>32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2+6/7" office:value-type="float" office:value="32.8571428571429" calcext:value-type="float">
            <text:p>32,8571428571429</text:p>
          </table:table-cell>
          <table:table-cell/>
          <table:table-cell table:formula="of:=([.AE60]-[.U60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7" office:value-type="float" office:value="460992" calcext:value-type="float">
            <text:p>460992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1+5/7" office:value-type="float" office:value="31.7142857142857" calcext:value-type="float">
            <text:p>31,7142857142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/>
          <table:table-cell table:formula="of:=([.AE61]-[.U61])*7" office:value-type="float" office:value="0" calcext:value-type="float">
            <text:p>0</text:p>
          </table:table-cell>
          <table:table-cell table:number-columns-repeated="16338"/>
        </table:table-row>
        <table:table-row table:style-name="ro5" table:visibility="filter">
          <table:table-cell office:value-type="float" office:value="437843" calcext:value-type="float">
            <text:p>43784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28+1/7" office:value-type="float" office:value="28.1428571428571" calcext:value-type="float">
            <text:p>28,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1/7" office:value-type="float" office:value="38.1428571428571" calcext:value-type="float">
            <text:p>38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1/7" office:value-type="float" office:value="38.1428571428571" calcext:value-type="float">
            <text:p>38,1428571428571</text:p>
          </table:table-cell>
          <table:table-cell/>
          <table:table-cell table:formula="of:=([.AE62]-[.U62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3820" calcext:value-type="float">
            <text:p>51382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FIU</text:p>
          </table:table-cell>
          <table:table-cell table:number-columns-repeated="2"/>
          <table:table-cell table:formula="of:=30+1/7" office:value-type="float" office:value="30.1428571428571" calcext:value-type="float">
            <text:p>30,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9+6/7" office:value-type="float" office:value="39.8571428571429" calcext:value-type="float">
            <text:p>39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6/7" office:value-type="float" office:value="39.8571428571429" calcext:value-type="float">
            <text:p>39,8571428571429</text:p>
          </table:table-cell>
          <table:table-cell/>
          <table:table-cell table:formula="of:=([.AE63]-[.U63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7666" calcext:value-type="float">
            <text:p>51766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table:formula="of:=32+5/7" office:value-type="float" office:value="32.7142857142857" calcext:value-type="float">
            <text:p>32,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RC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CF</text:p>
          </table:table-cell>
          <table:table-cell table:formula="of:=([.AE64]-[.U64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19611" calcext:value-type="float">
            <text:p>519611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5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TA</text:p>
          </table:table-cell>
          <table:table-cell table:formula="of:=([.AE65]-[.U65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5" table:visibility="filter">
          <table:table-cell office:value-type="float" office:value="227712" calcext:value-type="float">
            <text:p>227712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28+1/7" office:value-type="float" office:value="28.1428571428571" calcext:value-type="float">
            <text:p>28,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4+1/7" office:value-type="float" office:value="34.1428571428571" calcext:value-type="float">
            <text:p>34,142857142857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5+2/7" office:value-type="float" office:value="35.2857142857143" calcext:value-type="float">
            <text:p>35,2857142857143</text:p>
          </table:table-cell>
          <table:table-cell office:value-type="string" calcext:value-type="string">
            <text:p>ARCF</text:p>
          </table:table-cell>
          <table:table-cell table:formula="of:=([.AE66]-[.U66])*7" office:value-type="float" office:value="7.99999999999997" calcext:value-type="float">
            <text:p>7,99999999999997</text:p>
          </table:table-cell>
          <table:table-cell table:number-columns-repeated="16338"/>
        </table:table-row>
        <table:table-row table:style-name="ro5" table:visibility="filter">
          <table:table-cell table:style-name="ce7" office:value-type="float" office:value="513523" calcext:value-type="float">
            <text:p>51352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6+3/7" office:value-type="float" office:value="36.4285714285714" calcext:value-type="float">
            <text:p>36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RCF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ARCF</text:p>
          </table:table-cell>
          <table:table-cell table:formula="of:=([.AE67]-[.U67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278817" calcext:value-type="float">
            <text:p>27881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ID</text:p>
          </table:table-cell>
          <table:table-cell/>
          <table:table-cell table:formula="of:=32+1/7" office:value-type="float" office:value="32.1428571428571" calcext:value-type="float">
            <text:p>32,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4/7" office:value-type="float" office:value="37.5714285714286" calcext:value-type="float">
            <text:p>37,5714285714286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CIU</text:p>
          </table:table-cell>
          <table:table-cell table:formula="of:=37+4/7" office:value-type="float" office:value="37.5714285714286" calcext:value-type="float">
            <text:p>37,5714285714286</text:p>
          </table:table-cell>
          <table:table-cell table:style-name="ce13" office:value-type="string" calcext:value-type="string">
            <text:p>RCIU</text:p>
          </table:table-cell>
          <table:table-cell table:formula="of:=([.AE68]-[.U68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3" office:value-type="float" office:value="487721" calcext:value-type="float">
            <text:p>487721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mois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7+3/7" office:value-type="float" office:value="37.4285714285714" calcext:value-type="float">
            <text:p>37,4285714285714</text:p>
          </table:table-cell>
          <table:table-cell office:value-type="string" calcext:value-type="string">
            <text:p>ATCD MFIU</text:p>
          </table:table-cell>
          <table:table-cell table:formula="of:=([.AE69]-[.U69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4484" calcext:value-type="float">
            <text:p>524484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office:value-type="string" calcext:value-type="string">
            <text:p>DGID</text:p>
          </table:table-cell>
          <table:table-cell/>
          <table:table-cell table:formula="of:=32+4/7" office:value-type="float" office:value="32.5714285714286" calcext:value-type="float">
            <text:p>32,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1/7" office:value-type="float" office:value="38.1428571428571" calcext:value-type="float">
            <text:p>38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8+3/7" office:value-type="float" office:value="38.4285714285714" calcext:value-type="float">
            <text:p>38,4285714285714</text:p>
          </table:table-cell>
          <table:table-cell office:value-type="string" calcext:value-type="string">
            <text:p>DGID + HTA</text:p>
          </table:table-cell>
          <table:table-cell table:formula="of:=([.AE70]-[.U70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6" table:visibility="filter">
          <table:table-cell office:value-type="float" office:value="508218" calcext:value-type="float">
            <text:p>50821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FCT</text:p>
          </table:table-cell>
          <table:table-cell office:value-type="string" calcext:value-type="string">
            <text:p>DGID</text:p>
          </table:table-cell>
          <table:table-cell/>
          <table:table-cell table:formula="of:=30+2/7" office:value-type="float" office:value="30.2857142857143" calcext:value-type="float">
            <text:p>30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5/7" office:value-type="float" office:value="38.7142857142857" calcext:value-type="float">
            <text:p>38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GID desequ</text:p>
          </table:table-cell>
          <table:table-cell table:formula="of:=([.AE71]-[.U71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5" table:visibility="filter">
          <table:table-cell office:value-type="float" office:value="509494" calcext:value-type="float">
            <text:p>509494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g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table:formula="of:=29+1/7" office:value-type="float" office:value="29.1428571428571" calcext:value-type="float">
            <text:p>29,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6/7" office:value-type="float" office:value="38.8571428571429" calcext:value-type="float">
            <text:p>38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GNID desequ</text:p>
          </table:table-cell>
          <table:table-cell table:formula="of:=([.AE72]-[.U72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8" office:value-type="float" office:value="513515" calcext:value-type="float">
            <text:p>51351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g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table:style-name="ce13" office:value-type="string" calcext:value-type="string">
            <text:p>DT2</text:p>
          </table:table-cell>
          <table:table-cell table:style-name="ce13"/>
          <table:table-cell table:formula="of:=29+3/7" office:value-type="float" office:value="29.4285714285714" calcext:value-type="float">
            <text:p>29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6/7" office:value-type="float" office:value="37.8571428571429" calcext:value-type="float">
            <text:p>37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TA+DG</text:p>
          </table:table-cell>
          <table:table-cell table:formula="of:=([.AE73]-[.U73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423810" calcext:value-type="float">
            <text:p>423810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FIU</text:p>
          </table:table-cell>
          <table:table-cell table:number-columns-repeated="2"/>
          <table:table-cell table:formula="of:=31+5/7" office:value-type="float" office:value="31.7142857142857" calcext:value-type="float">
            <text:p>31,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4/7" office:value-type="float" office:value="38.5714285714286" calcext:value-type="float">
            <text:p>38,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A</text:p>
          </table:table-cell>
          <table:table-cell table:formula="of:=([.AE74]-[.U74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 table:visibility="filter">
          <table:table-cell table:style-name="ce3" office:value-type="float" office:value="515336" calcext:value-type="float">
            <text:p>51533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i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DGID</text:p>
          </table:table-cell>
          <table:table-cell/>
          <table:table-cell table:formula="of:=27+3/7" office:value-type="float" office:value="27.4285714285714" calcext:value-type="float">
            <text:p>27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</text:p>
          </table:table-cell>
          <table:table-cell table:formula="of:=([.AE75]-[.U75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9" office:value-type="float" office:value="516775" calcext:value-type="float">
            <text:p>516775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 office:value-type="string" calcext:value-type="string">
            <text:p>RCIU</text:p>
          </table:table-cell>
          <table:table-cell table:formula="of:=27+2/7" office:value-type="float" office:value="27.2857142857143" calcext:value-type="float">
            <text:p>27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5+5/7" office:value-type="float" office:value="35.7142857142857" calcext:value-type="float">
            <text:p>35,714285714285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6+1/7" office:value-type="float" office:value="36.1428571428571" calcext:value-type="float">
            <text:p>36,1428571428571</text:p>
          </table:table-cell>
          <table:table-cell office:value-type="string" calcext:value-type="string">
            <text:p>PE</text:p>
          </table:table-cell>
          <table:table-cell table:formula="of:=([.AE76]-[.U76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 table:visibility="filter">
          <table:table-cell table:style-name="ce7" office:value-type="float" office:value="411682" calcext:value-type="float">
            <text:p>411682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35+4/7" office:value-type="float" office:value="35.5714285714286" calcext:value-type="float">
            <text:p>35,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6+1/7" office:value-type="float" office:value="36.1428571428571" calcext:value-type="float">
            <text:p>36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6+1/7" office:value-type="float" office:value="36.1428571428571" calcext:value-type="float">
            <text:p>36,1428571428571</text:p>
          </table:table-cell>
          <table:table-cell/>
          <table:table-cell table:formula="of:=([.AE77]-[.U77])*7" office:value-type="float" office:value="0" calcext:value-type="float">
            <text:p>0</text:p>
          </table:table-cell>
          <table:table-cell table:number-columns-repeated="16338"/>
        </table:table-row>
        <table:table-row table:style-name="ro7" table:visibility="filter">
          <table:table-cell office:value-type="string" calcext:value-type="string">
            <text:p/>
            <text:p>51190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g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1+3/7" office:value-type="float" office:value="31.4285714285714" calcext:value-type="float">
            <text:p>31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9+3/7" office:value-type="float" office:value="39.4285714285714" calcext:value-type="float">
            <text:p>39,4285714285714</text:p>
          </table:table-cell>
          <table:table-cell office:value-type="string" calcext:value-type="string">
            <text:p>cholestase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3/7" office:value-type="float" office:value="39.4285714285714" calcext:value-type="float">
            <text:p>39,4285714285714</text:p>
          </table:table-cell>
          <table:table-cell/>
          <table:table-cell table:formula="of:=([.AE78]-[.U78])*7" office:value-type="float" office:value="0" calcext:value-type="float">
            <text:p>0</text:p>
          </table:table-cell>
          <table:table-cell table:number-columns-repeated="16338"/>
        </table:table-row>
        <table:table-row table:style-name="ro5" table:visibility="filter">
          <table:table-cell table:style-name="ce4" office:value-type="float" office:value="523229" calcext:value-type="float">
            <text:p>52322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28+6/7" office:value-type="float" office:value="28.8571428571429" calcext:value-type="float">
            <text:p>28,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0+5/7" office:value-type="float" office:value="30.7142857142857" calcext:value-type="float">
            <text:p>30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RCF</text:p>
          </table:table-cell>
          <table:table-cell table:formula="of:=30+6/7" office:value-type="float" office:value="30.8571428571429" calcext:value-type="float">
            <text:p>30,8571428571429</text:p>
          </table:table-cell>
          <table:table-cell office:value-type="string" calcext:value-type="string">
            <text:p>ARCF</text:p>
          </table:table-cell>
          <table:table-cell table:formula="of:=([.AE79]-[.U79])*7" office:value-type="float" office:value="0.999999999999996" calcext:value-type="float">
            <text:p>0,999999999999996</text:p>
          </table:table-cell>
          <table:table-cell table:number-columns-repeated="16338"/>
        </table:table-row>
        <table:table-row table:style-name="ro5" table:visibility="filter">
          <table:table-cell office:value-type="float" office:value="480470" calcext:value-type="float">
            <text:p>480470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I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9+3/7" office:value-type="float" office:value="39.4285714285714" calcext:value-type="float">
            <text:p>39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9+5/7" office:value-type="float" office:value="39.7142857142857" calcext:value-type="float">
            <text:p>39,7142857142857</text:p>
          </table:table-cell>
          <table:table-cell office:value-type="string" calcext:value-type="string">
            <text:p>HTA</text:p>
          </table:table-cell>
          <table:table-cell table:formula="of:=([.AE80]-[.U80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6" table:visibility="filter">
          <table:table-cell table:style-name="ce5" office:value-type="float" office:value="527855" calcext:value-type="float">
            <text:p>527855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table:formula="of:=30+3/7" office:value-type="float" office:value="30.4285714285714" calcext:value-type="float">
            <text:p>30,4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2+4/7" office:value-type="float" office:value="32.5714285714286" calcext:value-type="float">
            <text:p>32,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TR</text:p>
          </table:table-cell>
          <table:table-cell table:formula="of:=32+5/7" office:value-type="float" office:value="32.7142857142857" calcext:value-type="float">
            <text:p>32,7142857142857</text:p>
          </table:table-cell>
          <table:table-cell office:value-type="string" calcext:value-type="string">
            <text:p>MTR</text:p>
          </table:table-cell>
          <table:table-cell table:formula="of:=([.AE81]-[.U81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4" table:visibility="filter">
          <table:table-cell table:style-name="ce6" office:value-type="float" office:value="523602" calcext:value-type="float">
            <text:p>52360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g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25+2/7" office:value-type="float" office:value="25.2857142857143" calcext:value-type="float">
            <text:p>25,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5+4/7" office:value-type="float" office:value="35.5714285714286" calcext:value-type="float">
            <text:p>35,5714285714286</text:p>
          </table:table-cell>
          <table:table-cell table:style-name="ce13" office:value-type="string" calcext:value-type="string">
            <text:p>PE</text:p>
            <text:p>RCIU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</text:p>
          </table:table-cell>
          <table:table-cell table:formula="of:=([.AE82]-[.U82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5" table:visibility="filter">
          <table:table-cell office:value-type="float" office:value="481813" calcext:value-type="float">
            <text:p>48181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7+1/7" office:value-type="float" office:value="37.1428571428571" calcext:value-type="float">
            <text:p>37,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5/7" office:value-type="float" office:value="37.7142857142857" calcext:value-type="float">
            <text:p>37,714285714285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7+5/7" office:value-type="float" office:value="37.7142857142857" calcext:value-type="float">
            <text:p>37,7142857142857</text:p>
          </table:table-cell>
          <table:table-cell office:value-type="string" calcext:value-type="string">
            <text:p>PE</text:p>
          </table:table-cell>
          <table:table-cell table:formula="of:=([.AE83]-[.U83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17696" calcext:value-type="float">
            <text:p>517696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g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/>
          <table:table-cell office:value-type="string" calcext:value-type="string">
            <text:p>RCIU</text:p>
          </table:table-cell>
          <table:table-cell table:formula="of:=25+2/7" office:value-type="float" office:value="25.2857142857143" calcext:value-type="float">
            <text:p>25,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25+2/7" office:value-type="float" office:value="25.2857142857143" calcext:value-type="float">
            <text:p>25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monothérapie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ARC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CIU</text:p>
          </table:table-cell>
          <table:table-cell table:formula="of:=([.AE84]-[.U84])*7" office:value-type="float" office:value="12" calcext:value-type="float">
            <text:p>12</text:p>
          </table:table-cell>
          <table:table-cell table:number-columns-repeated="16338"/>
        </table:table-row>
        <table:table-row table:style-name="ro4" table:visibility="filter">
          <table:table-cell office:value-type="float" office:value="513779" calcext:value-type="float">
            <text:p>51377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8+1/7" office:value-type="float" office:value="28.1428571428571" calcext:value-type="float">
            <text:p>28,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PE</text:p>
            <text:p>RCIU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 office:value-type="string" calcext:value-type="string">
            <text:p>RCIU + PE</text:p>
          </table:table-cell>
          <table:table-cell table:formula="of:=([.AE85]-[.U85])*7" office:value-type="float" office:value="1.99999999999999" calcext:value-type="float">
            <text:p>1,99999999999999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493806" calcext:value-type="float">
            <text:p>493806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/>
          <table:table-cell office:value-type="string" calcext:value-type="string">
            <text:p>RPM</text:p>
          </table:table-cell>
          <table:table-cell table:formula="of:=30+4/7" office:value-type="float" office:value="30.5714285714286" calcext:value-type="float">
            <text:p>30,5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3+1/7" office:value-type="float" office:value="33.1428571428571" calcext:value-type="float">
            <text:p>33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W spont</text:p>
          </table:table-cell>
          <table:table-cell table:formula="of:=34+5/7" office:value-type="float" office:value="34.7142857142857" calcext:value-type="float">
            <text:p>34,7142857142857</text:p>
          </table:table-cell>
          <table:table-cell/>
          <table:table-cell table:formula="of:=([.AE86]-[.U86])*7" office:value-type="float" office:value="11" calcext:value-type="float">
            <text:p>11</text:p>
          </table:table-cell>
          <table:table-cell table:number-columns-repeated="16338"/>
        </table:table-row>
        <table:table-row table:style-name="ro5" table:visibility="filter">
          <table:table-cell office:value-type="float" office:value="518975" calcext:value-type="float">
            <text:p>518975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table:number-columns-repeated="2"/>
          <table:table-cell table:formula="of:=34+3/7" office:value-type="float" office:value="34.4285714285714" calcext:value-type="float">
            <text:p>34,4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/>
          <table:table-cell table:formula="of:=([.AE87]-[.U87])*7" office:value-type="float" office:value="0" calcext:value-type="float">
            <text:p>0</text:p>
          </table:table-cell>
          <table:table-cell table:number-columns-repeated="16338"/>
        </table:table-row>
        <table:table-row table:style-name="ro5" table:visibility="filter">
          <table:table-cell office:value-type="float" office:value="514593" calcext:value-type="float">
            <text:p>51459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ID</text:p>
          </table:table-cell>
          <table:table-cell/>
          <table:table-cell table:formula="of:=36+6/7" office:value-type="float" office:value="36.8571428571429" calcext:value-type="float">
            <text:p>36,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6/7" office:value-type="float" office:value="38.8571428571429" calcext:value-type="float">
            <text:p>38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AE88]-[.U88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4" table:visibility="filter">
          <table:table-cell table:style-name="ce4" office:value-type="float" office:value="521049" calcext:value-type="float">
            <text:p>521049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NID</text:p>
          </table:table-cell>
          <table:table-cell/>
          <table:table-cell table:formula="of:=31+2/7" office:value-type="float" office:value="31.2857142857143" calcext:value-type="float">
            <text:p>31,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1+5/7" office:value-type="float" office:value="31.7142857142857" calcext:value-type="float">
            <text:p>31,714285714285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  <text:p>Hydramnios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1+6/7" office:value-type="float" office:value="31.8571428571429" calcext:value-type="float">
            <text:p>31,8571428571429</text:p>
          </table:table-cell>
          <table:table-cell office:value-type="string" calcext:value-type="string">
            <text:p>PE</text:p>
          </table:table-cell>
          <table:table-cell table:formula="of:=([.AE89]-[.U89])*7" office:value-type="float" office:value="0.999999999999996" calcext:value-type="float">
            <text:p>0,999999999999996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8319" calcext:value-type="float">
            <text:p>528319</text:p>
          </table:table-cell>
          <table:table-cell table:style-name="ce12" office:value-type="string" calcext:value-type="string">
            <text:p>argenteuil</text:p>
          </table:table-cell>
          <table:table-cell table:style-name="ce13" office:value-type="string" calcext:value-type="string">
            <text:p>P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table:formula="of:=34+4/7" office:value-type="float" office:value="34.5714285714286" calcext:value-type="float">
            <text:p>34,57142857142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5+3/7" office:value-type="float" office:value="35.4285714285714" calcext:value-type="float">
            <text:p>35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5+4/7" office:value-type="float" office:value="35.5714285714286" calcext:value-type="float">
            <text:p>35,5714285714286</text:p>
          </table:table-cell>
          <table:table-cell office:value-type="string" calcext:value-type="string">
            <text:p>RCIU</text:p>
          </table:table-cell>
          <table:table-cell table:formula="of:=([.AE90]-[.U90])*7" office:value-type="float" office:value="0.999999999999972" calcext:value-type="float">
            <text:p>0,999999999999972</text:p>
          </table:table-cell>
          <table:table-cell table:number-columns-repeated="16338"/>
        </table:table-row>
        <table:table-row table:style-name="ro6" table:visibility="filter">
          <table:table-cell table:style-name="ce9" office:value-type="float" office:value="516943" calcext:value-type="float">
            <text:p>516943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DGID</text:p>
          </table:table-cell>
          <table:table-cell office:value-type="string" calcext:value-type="string">
            <text:p>RCIU</text:p>
          </table:table-cell>
          <table:table-cell table:formula="of:=36+1/7" office:value-type="float" office:value="36.1428571428571" calcext:value-type="float">
            <text:p>36,14285714285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6+5/7" office:value-type="float" office:value="36.7142857142857" calcext:value-type="float">
            <text:p>36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RCF</text:p>
          </table:table-cell>
          <table:table-cell table:formula="of:=36+5/7" office:value-type="float" office:value="36.7142857142857" calcext:value-type="float">
            <text:p>36,7142857142857</text:p>
          </table:table-cell>
          <table:table-cell office:value-type="string" calcext:value-type="string">
            <text:p>ARCF</text:p>
          </table:table-cell>
          <table:table-cell table:formula="of:=([.AE91]-[.U91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8898" calcext:value-type="float">
            <text:p>51889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RP</text:p>
          </table:table-cell>
          <table:table-cell/>
          <table:table-cell office:value-type="string" calcext:value-type="string">
            <text:p>RCIU</text:p>
          </table:table-cell>
          <table:table-cell table:formula="of:=32+1/7" office:value-type="float" office:value="32.1428571428571" calcext:value-type="float">
            <text:p>32,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4+5/7" office:value-type="float" office:value="34.7142857142857" calcext:value-type="float">
            <text:p>34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HTA</text:p>
          </table:table-cell>
          <table:table-cell table:number-columns-repeated="3" office:value-type="string" calcext:value-type="string">
            <text:p>NC</text:p>
          </table:table-cell>
          <table:table-cell table:number-columns-repeated="16338"/>
        </table:table-row>
        <table:table-row table:style-name="ro6" table:visibility="filter">
          <table:table-cell table:style-name="ce3" office:value-type="float" office:value="516202" calcext:value-type="float">
            <text:p>516202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4+4/7" office:value-type="float" office:value="34.5714285714286" calcext:value-type="float">
            <text:p>34,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ano bio</text:p>
          </table:table-cell>
          <table:table-cell table:formula="of:=34+4/7" office:value-type="float" office:value="34.5714285714286" calcext:value-type="float">
            <text:p>34,5714285714286</text:p>
          </table:table-cell>
          <table:table-cell office:value-type="string" calcext:value-type="string">
            <text:p>PE</text:p>
          </table:table-cell>
          <table:table-cell table:formula="of:=([.AE93]-[.U93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3" office:value-type="float" office:value="515419" calcext:value-type="float">
            <text:p>515419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3+6/7" office:value-type="float" office:value="33.8571428571429" calcext:value-type="float">
            <text:p>33,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 office:value-type="string" calcext:value-type="string">
            <text:p>PE</text:p>
          </table:table-cell>
          <table:table-cell table:formula="of:=([.AE94]-[.U94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22883" calcext:value-type="float">
            <text:p>522883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 table:style-name="ce13" office:value-type="string" calcext:value-type="string">
            <text:p>RPM</text:p>
          </table:table-cell>
          <table:table-cell table:formula="of:=27+3/7" office:value-type="float" office:value="27.4285714285714" calcext:value-type="float">
            <text:p>27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declt prog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3/7" office:value-type="float" office:value="37.4285714285714" calcext:value-type="float">
            <text:p>37,4285714285714</text:p>
          </table:table-cell>
          <table:table-cell office:value-type="string" calcext:value-type="string">
            <text:p>PE</text:p>
          </table:table-cell>
          <table:table-cell table:formula="of:=([.AE95]-[.U95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office:value-type="float" office:value="519588" calcext:value-type="float">
            <text:p>519588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3+1/7" office:value-type="float" office:value="33.1428571428571" calcext:value-type="float">
            <text:p>33,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3+6/7" office:value-type="float" office:value="33.8571428571429" calcext:value-type="float">
            <text:p>33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no bi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o bio PTU</text:p>
          </table:table-cell>
          <table:table-cell table:formula="of:=([.AE96]-[.U96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4" table:visibility="filter">
          <table:table-cell table:style-name="ce3" office:value-type="float" office:value="515555" calcext:value-type="float">
            <text:p>515555</text:p>
          </table:table-cell>
          <table:table-cell table:style-name="ce12" office:value-type="string" calcext:value-type="string">
            <text:p>argenteuil</text:p>
          </table:table-cell>
          <table:table-cell table:style-name="ce13" office:value-type="string" calcext:value-type="string">
            <text:p>P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 table:style-name="ce13" office:value-type="string" calcext:value-type="string">
            <text:p>Cholestase</text:p>
            <text:p>PAG</text:p>
          </table:table-cell>
          <table:table-cell table:formula="of:=35+5/7" office:value-type="float" office:value="35.7142857142857" calcext:value-type="float">
            <text:p>35,71428571428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table:style-name="ce13"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 office:value-type="string" calcext:value-type="string">
            <text:p>RCIU</text:p>
          </table:table-cell>
          <table:table-cell table:formula="of:=([.AE97]-[.U97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>
          <table:table-cell table:style-name="ce6" office:value-type="float" office:value="479535" calcext:value-type="float">
            <text:p>479535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table:style-name="ce13" office:value-type="string" calcext:value-type="string">
            <text:p>Nephropathie</text:p>
          </table:table-cell>
          <table:table-cell table:formula="of:=25+5/7" office:value-type="float" office:value="25.7142857142857" calcext:value-type="float">
            <text:p>25,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98]-[.U98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1825" calcext:value-type="float">
            <text:p>521825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table:formula="of:=35+4/7" office:value-type="float" office:value="35.5714285714286" calcext:value-type="float">
            <text:p>35,57142857142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99]-[.U99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413326" calcext:value-type="float">
            <text:p>413326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table:number-columns-repeated="2"/>
          <table:table-cell/>
          <table:table-cell table:formula="of:=35+3/7" office:value-type="float" office:value="35.4285714285714" calcext:value-type="float">
            <text:p>35,42857142857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table:style-name="ce23"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00]-[.U100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1930" calcext:value-type="float">
            <text:p>521930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RP</text:p>
          </table:table-cell>
          <table:table-cell office:value-type="string" calcext:value-type="string">
            <text:p>DGID</text:p>
          </table:table-cell>
          <table:table-cell office:value-type="string" calcext:value-type="string">
            <text:p>RCIU</text:p>
          </table:table-cell>
          <table:table-cell table:formula="of:=35+1/7" office:value-type="float" office:value="35.1428571428571" calcext:value-type="float">
            <text:p>35,14285714285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23"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5+5/7" office:value-type="float" office:value="35.7142857142857" calcext:value-type="float">
            <text:p>35,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H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01]-[.U101])*7" office:value-type="float" office:value="8.99999999999999" calcext:value-type="float">
            <text:p>8,99999999999999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1859" calcext:value-type="float">
            <text:p>521859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PE</text:p>
          </table:table-cell>
          <table:table-cell table:formula="of:=35+6/7" office:value-type="float" office:value="35.8571428571429" calcext:value-type="float">
            <text:p>35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HTA</text:p>
          </table:table-cell>
          <table:table-cell table:formula="of:=36+2/7" office:value-type="float" office:value="36.2857142857143" calcext:value-type="float">
            <text:p>36,2857142857143</text:p>
          </table:table-cell>
          <table:table-cell office:value-type="string" calcext:value-type="string">
            <text:p>PE + ano bio</text:p>
          </table:table-cell>
          <table:table-cell table:formula="of:=([.AE102]-[.U102])*7" office:value-type="float" office:value="3.00000000000001" calcext:value-type="float">
            <text:p>3,00000000000001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2270" calcext:value-type="float">
            <text:p>522270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GEM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table:formula="of:=34+5/7" office:value-type="float" office:value="34.7142857142857" calcext:value-type="float">
            <text:p>34,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table:style-name="ce13" office:value-type="string" calcext:value-type="string">
            <text:p>RCIU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5+2/7" office:value-type="float" office:value="35.2857142857143" calcext:value-type="float">
            <text:p>35,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IU</text:p>
          </table:table-cell>
          <table:table-cell office:value-type="string" calcext:value-type="string">
            <text:p>NC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18247" calcext:value-type="float">
            <text:p>518247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table:formula="of:=33+4/7" office:value-type="float" office:value="33.5714285714286" calcext:value-type="float">
            <text:p>33,57142857142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5+4/7" office:value-type="float" office:value="35.5714285714286" calcext:value-type="float">
            <text:p>35,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W spont</text:p>
          </table:table-cell>
          <table:table-cell table:formula="of:=35+4/7" office:value-type="float" office:value="35.5714285714286" calcext:value-type="float">
            <text:p>35,5714285714286</text:p>
          </table:table-cell>
          <table:table-cell/>
          <table:table-cell table:formula="of:=([.AE104]-[.U104])*7" office:value-type="float" office:value="0" calcext:value-type="float">
            <text:p>0</text:p>
          </table:table-cell>
          <table:table-cell table:number-columns-repeated="16338"/>
        </table:table-row>
        <table:table-row table:style-name="ro6" table:visibility="filter">
          <table:table-cell table:style-name="ce4" office:value-type="float" office:value="530666" calcext:value-type="float">
            <text:p>53066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FIU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 a 3</text:p>
          </table:table-cell>
          <table:table-cell office:value-type="string" calcext:value-type="string">
            <text:p>PE sur ajouté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05]-[.U105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office:value-type="float" office:value="155478" calcext:value-type="float">
            <text:p>155478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tr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tri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</text:p>
          </table:table-cell>
          <table:table-cell table:formula="of:=([.AE106]-[.U106])*7" office:value-type="float" office:value="7" calcext:value-type="float">
            <text:p>7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7122" calcext:value-type="float">
            <text:p>52712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 + PE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number-columns-repeated="2"/>
          <table:table-cell table:formula="of:=21+6/7" office:value-type="float" office:value="21.8571428571429" calcext:value-type="float">
            <text:p>21,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RCIU</text:p>
          </table:table-cell>
          <table:table-cell table:formula="of:=26+4/7" office:value-type="float" office:value="26.5714285714286" calcext:value-type="float">
            <text:p>26,5714285714286</text:p>
          </table:table-cell>
          <table:table-cell office:value-type="string" calcext:value-type="string">
            <text:p>ARCF</text:p>
          </table:table-cell>
          <table:table-cell table:formula="of:=([.AE107]-[.U107])*7" office:value-type="float" office:value="4.00000000000001" calcext:value-type="float">
            <text:p>4,00000000000001</text:p>
          </table:table-cell>
          <table:table-cell table:number-columns-repeated="16338"/>
        </table:table-row>
        <table:table-row table:style-name="ro6">
          <table:table-cell table:style-name="ce6" office:value-type="float" office:value="528617" calcext:value-type="float">
            <text:p>528617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office:value-type="string" calcext:value-type="string">
            <text:p>DGID</text:p>
          </table:table-cell>
          <table:table-cell table:style-name="ce13" office:value-type="string" calcext:value-type="string">
            <text:p>Nephropathie</text:p>
          </table:table-cell>
          <table:table-cell table:formula="of:=27+3/7" office:value-type="float" office:value="27.4285714285714" calcext:value-type="float">
            <text:p>27,42857142857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27+3/7" office:value-type="float" office:value="27.4285714285714" calcext:value-type="float">
            <text:p>27,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HTA</text:p>
          </table:table-cell>
          <table:table-cell table:formula="of:=28+5/7" office:value-type="float" office:value="28.7142857142857" calcext:value-type="float">
            <text:p>28,7142857142857</text:p>
          </table:table-cell>
          <table:table-cell office:value-type="string" calcext:value-type="string">
            <text:p>ARCF</text:p>
          </table:table-cell>
          <table:table-cell table:formula="of:=([.AE108]-[.U108])*7" office:value-type="float" office:value="9.00000000000002" calcext:value-type="float">
            <text:p>9,00000000000002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14032" calcext:value-type="float">
            <text:p>51403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 + P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office:value-type="string" calcext:value-type="string">
            <text:p>DGID</text:p>
          </table:table-cell>
          <table:table-cell/>
          <table:table-cell table:formula="of:=36+2/7" office:value-type="float" office:value="36.2857142857143" calcext:value-type="float">
            <text:p>36,28571428571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tr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09]-[.U109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6788" calcext:value-type="float">
            <text:p>526788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 + PE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25+4/7" office:value-type="float" office:value="25.5714285714286" calcext:value-type="float">
            <text:p>25,57142857142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36+6/7" office:value-type="float" office:value="36.8571428571429" calcext:value-type="float">
            <text:p>36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10]-[.U110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5" table:visibility="filter">
          <table:table-cell table:style-name="ce6" office:value-type="float" office:value="523846" calcext:value-type="float">
            <text:p>523846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 + P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CIU</text:p>
          </table:table-cell>
          <table:table-cell table:number-columns-repeated="2"/>
          <table:table-cell table:formula="of:=33+1/7" office:value-type="float" office:value="33.1428571428571" calcext:value-type="float">
            <text:p>33,14285714285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37+1/7" office:value-type="float" office:value="37.1428571428571" calcext:value-type="float">
            <text:p>37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2/7" office:value-type="float" office:value="37.2857142857143" calcext:value-type="float">
            <text:p>37,2857142857143</text:p>
          </table:table-cell>
          <table:table-cell office:value-type="string" calcext:value-type="string">
            <text:p>PE</text:p>
          </table:table-cell>
          <table:table-cell table:formula="of:=([.AE111]-[.U111])*7" office:value-type="float" office:value="0.999999999999972" calcext:value-type="float">
            <text:p>0,999999999999972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257038" calcext:value-type="float">
            <text:p>257038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25+5/7" office:value-type="float" office:value="25.7142857142857" calcext:value-type="float">
            <text:p>25,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37+6/7" office:value-type="float" office:value="37.8571428571429" calcext:value-type="float">
            <text:p>37,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</text:p>
          </table:table-cell>
          <table:table-cell table:formula="of:=([.AE112]-[.U112])*7" office:value-type="float" office:value="1.00000000000002" calcext:value-type="float">
            <text:p>1,00000000000002</text:p>
          </table:table-cell>
          <table:table-cell table:number-columns-repeated="16338"/>
        </table:table-row>
        <table:table-row table:style-name="ro6" table:visibility="filter">
          <table:table-cell table:style-name="ce6" office:value-type="float" office:value="529934" calcext:value-type="float">
            <text:p>529934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BIBI</text:p>
          </table:table-cell>
          <table:table-cell table:number-columns-repeated="3"/>
          <table:table-cell table:formula="of:=33+5/7" office:value-type="float" office:value="33.7142857142857" calcext:value-type="float">
            <text:p>33,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 a 3</text:p>
          </table:table-cell>
          <table:table-cell office:value-type="string" calcext:value-type="string">
            <text:p>PE sur ajouté</text:p>
          </table:table-cell>
          <table:table-cell table:formula="of:=35+1/7" office:value-type="float" office:value="35.1428571428571" calcext:value-type="float">
            <text:p>35,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 a 3</text:p>
          </table:table-cell>
          <table:table-cell office:value-type="string" calcext:value-type="string">
            <text:p>W spont</text:p>
          </table:table-cell>
          <table:table-cell table:formula="of:=35+1/7" office:value-type="float" office:value="35.1428571428571" calcext:value-type="float">
            <text:p>35,1428571428571</text:p>
          </table:table-cell>
          <table:table-cell/>
          <table:table-cell table:formula="of:=([.AE113]-[.U113])*7" office:value-type="float" office:value="0" calcext:value-type="float">
            <text:p>0</text:p>
          </table:table-cell>
          <table:table-cell table:number-columns-repeated="16338"/>
        </table:table-row>
        <table:table-row table:style-name="ro5">
          <table:table-cell table:style-name="ce10" table:number-columns-repeated="3"/>
          <table:table-cell table:style-name="ce16"/>
          <table:table-cell table:style-name="ce19"/>
          <table:table-cell table:style-name="ce20"/>
          <table:table-cell table:style-name="ce10" table:number-columns-repeated="2"/>
          <table:table-cell table:style-name="Default" table:number-columns-repeated="3"/>
          <table:table-cell table:style-name="ce10" table:number-columns-repeated="21"/>
          <table:table-cell table:style-name="Default"/>
          <table:table-cell table:number-columns-repeated="16338"/>
        </table:table-row>
        <table:table-row table:style-name="ro5">
          <table:table-cell table:style-name="Default" table:number-columns-repeated="3"/>
          <table:table-cell table:style-name="ce16"/>
          <table:table-cell table:style-name="ce20"/>
          <table:table-cell table:style-name="ce19"/>
          <table:table-cell table:style-name="Default" table:number-columns-repeated="27"/>
          <table:table-cell table:number-columns-repeated="16338"/>
        </table:table-row>
      </table:table>
      <table:table table:name="bnom" table:style-name="ta2">
        <table:table-column table:style-name="co30" table:number-columns-repeated="2" table:default-cell-style-name="Default"/>
        <table:table-row table:style-name="ro5"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</table:table-row>
        <table:table-row table:style-name="ro5">
          <table:table-cell table:number-columns-repeated="2" table:style-name="ce43" office:value-type="string" calcext:value-type="string">
            <text:p>IPP</text:p>
          </table:table-cell>
        </table:table-row>
        <table:table-row table:style-name="ro5">
          <table:table-cell table:style-name="ce53" office:value-type="string" calcext:value-type="string">
            <text:p>mater origine</text:p>
          </table:table-cell>
          <table:table-cell table:style-name="ce53" office:value-type="string" calcext:value-type="string">
            <text:p>Maternité d’origine</text:p>
          </table:table-cell>
        </table:table-row>
        <table:table-row table:style-name="ro5">
          <table:table-cell table:style-name="ce53" office:value-type="string" calcext:value-type="string">
            <text:p>patho prescription</text:p>
          </table:table-cell>
          <table:table-cell table:style-name="ce53" office:value-type="string" calcext:value-type="string">
            <text:p>Pathologie selon la prescription</text:p>
          </table:table-cell>
        </table:table-row>
        <table:table-row table:style-name="ro5">
          <table:table-cell table:style-name="ce56" office:value-type="string" calcext:value-type="string">
            <text:p>age <text:s/>DDG</text:p>
          </table:table-cell>
          <table:table-cell table:style-name="ce56" office:value-type="string" calcext:value-type="string">
            <text:p>Âge au DDG</text:p>
          </table:table-cell>
        </table:table-row>
        <table:table-row table:style-name="ro5">
          <table:table-cell table:style-name="ce56" office:value-type="string" calcext:value-type="string">
            <text:p>parité</text:p>
          </table:table-cell>
          <table:table-cell table:style-name="ce56" office:value-type="string" calcext:value-type="string">
            <text:p>Parité</text:p>
          </table:table-cell>
        </table:table-row>
        <table:table-row table:style-name="ro5">
          <table:table-cell table:number-columns-repeated="2" table:style-name="ce56" office:value-type="string" calcext:value-type="string">
            <text:p>IMC</text:p>
          </table:table-cell>
        </table:table-row>
        <table:table-row table:style-name="ro5">
          <table:table-cell table:style-name="ce56" office:value-type="string" calcext:value-type="string">
            <text:p>spont/PMA</text:p>
          </table:table-cell>
          <table:table-cell table:style-name="ce56" office:value-type="string" calcext:value-type="string">
            <text:p>PMA/spontanée</text:p>
          </table:table-cell>
        </table:table-row>
        <table:table-row table:style-name="ro5">
          <table:table-cell table:style-name="ce56" office:value-type="string" calcext:value-type="string">
            <text:p>gem</text:p>
          </table:table-cell>
          <table:table-cell table:style-name="ce56" office:value-type="string" calcext:value-type="string">
            <text:p>Géméllarité</text:p>
          </table:table-cell>
        </table:table-row>
        <table:table-row table:style-name="ro5">
          <table:table-cell table:number-columns-repeated="2" table:style-name="ce56" office:value-type="string" calcext:value-type="string">
            <text:p>ATCD </text:p>
          </table:table-cell>
        </table:table-row>
        <table:table-row table:style-name="ro5">
          <table:table-cell table:style-name="ce56" office:value-type="string" calcext:value-type="string">
            <text:p>Diabete</text:p>
          </table:table-cell>
          <table:table-cell table:style-name="ce56" office:value-type="string" calcext:value-type="string">
            <text:p>Diabète</text:p>
          </table:table-cell>
        </table:table-row>
        <table:table-row table:style-name="ro5">
          <table:table-cell table:style-name="ce56" office:value-type="string" calcext:value-type="string">
            <text:p>patho associé</text:p>
          </table:table-cell>
          <table:table-cell table:style-name="ce56" office:value-type="string" calcext:value-type="string">
            <text:p>Pathologies associées</text:p>
          </table:table-cell>
        </table:table-row>
        <table:table-row table:style-name="ro5">
          <table:table-cell table:style-name="ce63" office:value-type="string" calcext:value-type="string">
            <text:p>terme entrée</text:p>
          </table:table-cell>
          <table:table-cell table:style-name="ce63" office:value-type="string" calcext:value-type="string">
            <text:p>Terme d'entrée</text:p>
          </table:table-cell>
        </table:table-row>
        <table:table-row table:style-name="ro5">
          <table:table-cell table:number-columns-repeated="2" table:style-name="ce63" office:value-type="string" calcext:value-type="string">
            <text:p>nb RCF</text:p>
          </table:table-cell>
        </table:table-row>
        <table:table-row table:style-name="ro5">
          <table:table-cell table:number-columns-repeated="2" table:style-name="ce63" office:value-type="string" calcext:value-type="string">
            <text:p>nb EF</text:p>
          </table:table-cell>
        </table:table-row>
        <table:table-row table:style-name="ro5">
          <table:table-cell table:number-columns-repeated="2" table:style-name="ce63" office:value-type="string" calcext:value-type="string">
            <text:p>nb BVR</text:p>
          </table:table-cell>
        </table:table-row>
        <table:table-row table:style-name="ro5">
          <table:table-cell table:style-name="ce64" office:value-type="string" calcext:value-type="string">
            <text:p>echo entrée</text:p>
          </table:table-cell>
          <table:table-cell table:style-name="ce64" office:value-type="string" calcext:value-type="string">
            <text:p>Écho d’entrée</text:p>
          </table:table-cell>
        </table:table-row>
        <table:table-row table:style-name="ro5">
          <table:table-cell table:style-name="ce64" office:value-type="string" calcext:value-type="string">
            <text:p>tt entrée</text:p>
          </table:table-cell>
          <table:table-cell table:style-name="ce64" office:value-type="string" calcext:value-type="string">
            <text:p>Traitement à l’entrée</text:p>
          </table:table-cell>
        </table:table-row>
        <table:table-row table:style-name="ro5">
          <table:table-cell table:style-name="ce64" office:value-type="string" calcext:value-type="string">
            <text:p>BVR entrée</text:p>
          </table:table-cell>
          <table:table-cell table:style-name="ce64" office:value-type="string" calcext:value-type="string">
            <text:p>BVR d’entrée</text:p>
          </table:table-cell>
        </table:table-row>
        <table:table-row table:style-name="ro5">
          <table:table-cell table:style-name="ce66" office:value-type="string" calcext:value-type="string">
            <text:p>prot entree</text:p>
          </table:table-cell>
          <table:table-cell table:style-name="ce66" office:value-type="string" calcext:value-type="string">
            <text:p>Protéinurie à l’entrée</text:p>
          </table:table-cell>
        </table:table-row>
        <table:table-row table:style-name="ro5">
          <table:table-cell table:style-name="ce64" office:value-type="string" calcext:value-type="string">
            <text:p>Classification patho</text:p>
          </table:table-cell>
          <table:table-cell table:style-name="ce64" office:value-type="string" calcext:value-type="string">
            <text:p>Classification pathologie</text:p>
          </table:table-cell>
        </table:table-row>
        <table:table-row table:style-name="ro5">
          <table:table-cell table:number-columns-repeated="2" table:style-name="ce68" office:value-type="string" calcext:value-type="string">
            <text:p>terme sortie</text:p>
          </table:table-cell>
        </table:table-row>
        <table:table-row table:style-name="ro5">
          <table:table-cell table:style-name="ce68" office:value-type="string" calcext:value-type="string">
            <text:p>ajout patho</text:p>
          </table:table-cell>
          <table:table-cell table:style-name="ce68" office:value-type="string" calcext:value-type="string">
            <text:p>Ajout pathologie</text:p>
          </table:table-cell>
        </table:table-row>
        <table:table-row table:style-name="ro5">
          <table:table-cell table:style-name="ce68" office:value-type="string" calcext:value-type="string">
            <text:p>issue</text:p>
          </table:table-cell>
          <table:table-cell table:style-name="ce68" office:value-type="string" calcext:value-type="string">
            <text:p>Issue</text:p>
          </table:table-cell>
        </table:table-row>
        <table:table-row table:style-name="ro5">
          <table:table-cell table:style-name="ce68" office:value-type="string" calcext:value-type="string">
            <text:p>durée HAD</text:p>
          </table:table-cell>
          <table:table-cell table:style-name="ce68" office:value-type="string" calcext:value-type="string">
            <text:p>Durée HAD</text:p>
          </table:table-cell>
        </table:table-row>
        <table:table-row table:style-name="ro6">
          <table:table-cell table:style-name="ce69" office:value-type="string" calcext:value-type="string">
            <text:p>NB evm intercurrents</text:p>
          </table:table-cell>
          <table:table-cell table:style-name="ce69" office:value-type="string" calcext:value-type="string">
            <text:p>Nb d’évènements intercurrents</text:p>
          </table:table-cell>
        </table:table-row>
        <table:table-row table:style-name="ro5">
          <table:table-cell table:style-name="ce68" office:value-type="string" calcext:value-type="string">
            <text:p>echo sortie</text:p>
          </table:table-cell>
          <table:table-cell table:style-name="ce68" office:value-type="string" calcext:value-type="string">
            <text:p>Écho sortie</text:p>
          </table:table-cell>
        </table:table-row>
        <table:table-row table:style-name="ro5">
          <table:table-cell table:style-name="ce68" office:value-type="string" calcext:value-type="string">
            <text:p>Tt sortie</text:p>
          </table:table-cell>
          <table:table-cell table:style-name="ce68" office:value-type="string" calcext:value-type="string">
            <text:p>Traitement sortie</text:p>
          </table:table-cell>
        </table:table-row>
        <table:table-row table:style-name="ro6">
          <table:table-cell table:number-columns-repeated="2" table:style-name="ce69" office:value-type="string" calcext:value-type="string">
            <text:p>BVR sortie</text:p>
          </table:table-cell>
        </table:table-row>
        <table:table-row table:style-name="ro6">
          <table:table-cell table:style-name="ce73" office:value-type="string" calcext:value-type="string">
            <text:p>prot sortie</text:p>
          </table:table-cell>
          <table:table-cell table:style-name="ce73" office:value-type="string" calcext:value-type="string">
            <text:p>protéinurie sortie</text:p>
          </table:table-cell>
        </table:table-row>
        <table:table-row table:style-name="ro6">
          <table:table-cell table:style-name="ce74" office:value-type="string" calcext:value-type="string">
            <text:p>motif rehospi</text:p>
          </table:table-cell>
          <table:table-cell table:style-name="ce74" office:value-type="string" calcext:value-type="string">
            <text:p>Motif <text:s/>réhospitalisation</text:p>
          </table:table-cell>
        </table:table-row>
        <table:table-row table:style-name="ro6">
          <table:table-cell table:style-name="ce74" office:value-type="string" calcext:value-type="string">
            <text:p>terme acc</text:p>
          </table:table-cell>
          <table:table-cell table:style-name="ce74" office:value-type="string" calcext:value-type="string">
            <text:p>Terme Accouchement</text:p>
          </table:table-cell>
        </table:table-row>
        <table:table-row table:style-name="ro6">
          <table:table-cell table:style-name="ce74" office:value-type="string" calcext:value-type="string">
            <text:p>motif declenchement</text:p>
          </table:table-cell>
          <table:table-cell table:style-name="ce74" office:value-type="string" calcext:value-type="string">
            <text:p>Motif declenchement</text:p>
          </table:table-cell>
        </table:table-row>
        <table:table-row table:style-name="ro6">
          <table:table-cell table:style-name="ce74" office:value-type="string" calcext:value-type="string">
            <text:p>delai hosp/acc</text:p>
          </table:table-cell>
          <table:table-cell table:style-name="ce74" office:value-type="string" calcext:value-type="string">
            <text:p>Délai hospitalisation/acc</text:p>
          </table:table-cell>
        </table:table-row>
        <table:table-row table:style-name="ro5" table:number-rows-repeated="1048541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__Anonymous_Sheet_DB__0" table:target-range-address="tableau.A1:tableau.AG113" table:display-filter-buttons="true" table:orientation="column">
          <table:filter>
            <table:filter-and>
              <table:filter-condition table:value="Nephropathie" table:operator="=" table:field-number="10">
                <table:filter-set-item table:value="Nephropathie"/>
                <table:filter-set-item table:value="oncocytome &#10;Rénal"/>
              </table:filter-condition>
            </table:filter-and>
          </table:filter>
          <table:sort>
            <table:sort-by table:field-number="0" table:data-type="UserList33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1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1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9P0"/>
    </number:currency-style>
    <number:currency-style style:name="N12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2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date-style style:name="N124">
      <number:day/>
      <number:text>-</number:text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 _)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3">
      <number:text loext:blank-width-char="("> </number:text>
      <number:text-content/>
      <number:text loext:blank-width-char=")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5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WorksheetAlignementSty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00b050"/>
      <style:text-properties fo:color="#ffffff">
        <loext:char-complex-color loext:theme-type="light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6:01:30.523670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nquete_20_perinat_20_2021" style:display-name="PageStyle_enquete perinat 20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au_20_patho" style:display-name="PageStyle_tableau path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pulation" style:display-name="PageStyle_popul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CF7" style:display-name="PageStyle_RCF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" style:display-name="PageStyle_P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CF3" style:display-name="PageStyle_RCF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CF2" style:display-name="PageStyle_RCF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TAG" style:display-name="PageStyle_HTA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TAC" style:display-name="PageStyle_HTA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au" style:display-name="PageStyle_table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ndrine GUENEAU</meta:initial-creator>
    <meta:creation-date>2024-12-30T20:54:34</meta:creation-date>
    <dc:date>2025-05-03T16:02:29.928042001</dc:date>
    <meta:generator>LibreOffice/25.2.2.2$Linux_X86_64 LibreOffice_project/520$Build-2</meta:generator>
    <meta:editing-duration>PT4H36M45S</meta:editing-duration>
    <meta:editing-cycles>16</meta:editing-cycles>
    <meta:document-statistic meta:table-count="2" meta:cell-count="3482" meta:object-count="0"/>
    <meta:user-defined meta:name="AppVersion">16.0300</meta:user-defined>
    <meta:user-defined meta:name="Company">Fondation Sante Service</meta:user-defined>
  </office:meta>
</office:document-meta>
</file>